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622cm"/>
    </style:style>
    <style:style style:name="co9" style:family="table-column">
      <style:table-column-properties fo:break-before="auto" style:column-width="15.095cm"/>
    </style:style>
    <style:style style:name="co10" style:family="table-column">
      <style:table-column-properties fo:break-before="auto" style:column-width="5.973cm"/>
    </style:style>
    <style:style style:name="co11" style:family="table-column">
      <style:table-column-properties fo:break-before="auto" style:column-width="10.901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8.232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2.291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6.473cm"/>
    </style:style>
    <style:style style:name="co18" style:family="table-column">
      <style:table-column-properties fo:break-before="auto" style:column-width="4.881cm"/>
    </style:style>
    <style:style style:name="co19" style:family="table-column">
      <style:table-column-properties fo:break-before="auto" style:column-width="1.251cm"/>
    </style:style>
    <style:style style:name="co20" style:family="table-column">
      <style:table-column-properties fo:break-before="auto" style:column-width="6.163cm"/>
    </style:style>
    <style:style style:name="co21" style:family="table-column">
      <style:table-column-properties fo:break-before="auto" style:column-width="5.76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1.3cm" fo:break-before="auto" style:use-optimal-row-height="false"/>
    </style:style>
    <style:style style:name="ro5" style:family="table-row">
      <style:table-row-properties style:row-height="1.3cm" fo:break-before="page" style:use-optimal-row-height="false"/>
    </style:style>
    <style:style style:name="ro6" style:family="table-row">
      <style:table-row-properties style:row-height="1.339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="0.99pt solid #000000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order="0.99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33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Sess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oshy Shibu Thomas</text:p>
          </table:table-cell>
          <table:table-cell table:style-name="ce3" office:value-type="string" calcext:value-type="string">
            <text:p>ADR16CS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m <text:s/>Antony</text:p>
          </table:table-cell>
          <table:table-cell table:style-name="ce3" office:value-type="string" calcext:value-type="string">
            <text:p>AEC18CE02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erin P Syam</text:p>
          </table:table-cell>
          <table:table-cell table:style-name="ce3" office:value-type="string" calcext:value-type="string">
            <text:p>BMC16A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Antony</text:p>
          </table:table-cell>
          <table:table-cell table:style-name="ce3" office:value-type="string" calcext:value-type="string">
            <text:p>BTE15CS0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itha S Kumar</text:p>
          </table:table-cell>
          <table:table-cell table:style-name="ce3" office:value-type="string" calcext:value-type="string">
            <text:p>FIT16EC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lvin <text:s/>Devassy</text:p>
          </table:table-cell>
          <table:table-cell table:style-name="ce3" office:value-type="string" calcext:value-type="string">
            <text:p>FIT17CE07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 Sahad M S</text:p>
          </table:table-cell>
          <table:table-cell table:style-name="ce3" office:value-type="string" calcext:value-type="string">
            <text:p>MDL16EB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shaan K S</text:p>
          </table:table-cell>
          <table:table-cell table:style-name="ce3" office:value-type="string" calcext:value-type="string">
            <text:p>MDL18CS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nu <text:s/>Jude</text:p>
          </table:table-cell>
          <table:table-cell table:style-name="ce3" office:value-type="string" calcext:value-type="string">
            <text:p>MNR17CS01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olbin <text:s/>Jojo</text:p>
          </table:table-cell>
          <table:table-cell table:style-name="ce3" office:value-type="string" calcext:value-type="string">
            <text:p>NSS16I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eemul Ansari Cn</text:p>
          </table:table-cell>
          <table:table-cell table:style-name="ce3" office:value-type="string" calcext:value-type="string">
            <text:p>NSS17ME1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shi A R</text:p>
          </table:table-cell>
          <table:table-cell table:style-name="ce3" office:value-type="string" calcext:value-type="string">
            <text:p>TOC15EE03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fil Mon Martin</text:p>
          </table:table-cell>
          <table:table-cell table:style-name="ce3" office:value-type="string" calcext:value-type="string">
            <text:p>TOC16E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/>
          <table:table-cell table:formula="of:=54/18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khesh <text:s/>S</text:p>
          </table:table-cell>
          <table:table-cell table:style-name="ce3" office:value-type="string" calcext:value-type="string">
            <text:p>MDL16EE04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Vipin <text:s/>Kumar</text:p>
          </table:table-cell>
          <table:table-cell table:style-name="ce3" office:value-type="string" calcext:value-type="string">
            <text:p>MDL18EE05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y J John</text:p>
          </table:table-cell>
          <table:table-cell table:style-name="ce3" office:value-type="string" calcext:value-type="string">
            <text:p>FIT16EC06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Salih</text:p>
          </table:table-cell>
          <table:table-cell table:style-name="ce3" office:value-type="string" calcext:value-type="string">
            <text:p>MDL18EBE04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ras V M</text:p>
          </table:table-cell>
          <table:table-cell table:style-name="ce3" office:value-type="string" calcext:value-type="string">
            <text:p>TCE16CH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era <text:s/>Joy</text:p>
          </table:table-cell>
          <table:table-cell table:style-name="ce3" office:value-type="string" calcext:value-type="string">
            <text:p>KIT16CS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ikrishna <text:s/>S</text:p>
          </table:table-cell>
          <table:table-cell table:style-name="ce3" office:value-type="string" calcext:value-type="string">
            <text:p>VPE15CS03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E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al <text:s/>Rajan</text:p>
          </table:table-cell>
          <table:table-cell table:style-name="ce3" office:value-type="string" calcext:value-type="string">
            <text:p>AJC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ranay <text:s/>Prince</text:p>
          </table:table-cell>
          <table:table-cell table:style-name="ce3" office:value-type="string" calcext:value-type="string">
            <text:p>CHN17CS09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anna Parveen. C.M</text:p>
          </table:table-cell>
          <table:table-cell table:style-name="ce3" office:value-type="string" calcext:value-type="string">
            <text:p>IES15CE04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Raj</text:p>
          </table:table-cell>
          <table:table-cell table:style-name="ce3" office:value-type="string" calcext:value-type="string">
            <text:p>MDL18EC1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Abdul Majeed Pulath</text:p>
          </table:table-cell>
          <table:table-cell table:style-name="ce3" office:value-type="string" calcext:value-type="string">
            <text:p>MDL18EE04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ul <text:s/>Venugopal</text:p>
          </table:table-cell>
          <table:table-cell table:style-name="ce3" office:value-type="string" calcext:value-type="string">
            <text:p>SCM17EE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 T Prasad</text:p>
          </table:table-cell>
          <table:table-cell table:style-name="ce3" office:value-type="string" calcext:value-type="string">
            <text:p>SGI17CE01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Raj</text:p>
          </table:table-cell>
          <table:table-cell table:style-name="ce3" office:value-type="string" calcext:value-type="string">
            <text:p>TKI16CS021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ved <text:s/>Vemmarakkottil</text:p>
          </table:table-cell>
          <table:table-cell table:style-name="ce3" office:value-type="string" calcext:value-type="string">
            <text:p>ASI15ME08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bin <text:s/>Babu</text:p>
          </table:table-cell>
          <table:table-cell table:style-name="ce3" office:value-type="string" calcext:value-type="string">
            <text:p>BMC16A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eeyush <text:s/>K</text:p>
          </table:table-cell>
          <table:table-cell table:style-name="ce3" office:value-type="string" calcext:value-type="string">
            <text:p>CEC16CS05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zeen <text:s/>Sajeel</text:p>
          </table:table-cell>
          <table:table-cell table:style-name="ce3" office:value-type="string" calcext:value-type="string">
            <text:p>CHN16EC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Giffry <text:s/>Shareef A M</text:p>
          </table:table-cell>
          <table:table-cell table:style-name="ce3" office:value-type="string" calcext:value-type="string">
            <text:p>CHN17A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a Maria Jaimon</text:p>
          </table:table-cell>
          <table:table-cell table:style-name="ce3" office:value-type="string" calcext:value-type="string">
            <text:p>FIT17CE08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Aslam P H</text:p>
          </table:table-cell>
          <table:table-cell table:style-name="ce3" office:value-type="string" calcext:value-type="string">
            <text:p>ILE16CS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uthy <text:s/>S</text:p>
          </table:table-cell>
          <table:table-cell table:style-name="ce3" office:value-type="string" calcext:value-type="string">
            <text:p>KIT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pin. <text:s/>B</text:p>
          </table:table-cell>
          <table:table-cell table:style-name="ce3" office:value-type="string" calcext:value-type="string">
            <text:p>KVE15ME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xon C Prinson</text:p>
          </table:table-cell>
          <table:table-cell table:style-name="ce3" office:value-type="string" calcext:value-type="string">
            <text:p>MBC17ME03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 C Malavika <text:s/></text:p>
          </table:table-cell>
          <table:table-cell table:style-name="ce3" office:value-type="string" calcext:value-type="string">
            <text:p>MDL15BM05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ency <text:s/>Babu</text:p>
          </table:table-cell>
          <table:table-cell table:style-name="ce3" office:value-type="string" calcext:value-type="string">
            <text:p>MDL18EB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rath <text:s/>Alex</text:p>
          </table:table-cell>
          <table:table-cell table:style-name="ce3" office:value-type="string" calcext:value-type="string">
            <text:p>MNR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ister Reeve <text:s/>Xavier F</text:p>
          </table:table-cell>
          <table:table-cell table:style-name="ce3" office:value-type="string" calcext:value-type="string">
            <text:p>NCE15AU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Sai Lakshmi</text:p>
          </table:table-cell>
          <table:table-cell table:style-name="ce3" office:value-type="string" calcext:value-type="string">
            <text:p>PRC16CE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ry Sanjana T.X</text:p>
          </table:table-cell>
          <table:table-cell table:style-name="ce3" office:value-type="string" calcext:value-type="string">
            <text:p>PTA17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ju <text:s/>Subash</text:p>
          </table:table-cell>
          <table:table-cell table:style-name="ce3" office:value-type="string" calcext:value-type="string">
            <text:p>RET16CS17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dhyasagar <text:s/>S</text:p>
          </table:table-cell>
          <table:table-cell table:style-name="ce3" office:value-type="string" calcext:value-type="string">
            <text:p>SNT16EE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ilna <text:s/>P H</text:p>
          </table:table-cell>
          <table:table-cell table:style-name="ce3" office:value-type="string" calcext:value-type="string">
            <text:p>TCE18C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kson <text:s/>Shibu</text:p>
          </table:table-cell>
          <table:table-cell table:style-name="ce3" office:value-type="string" calcext:value-type="string">
            <text:p>TKI15FT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bin <text:s/>Baby</text:p>
          </table:table-cell>
          <table:table-cell table:style-name="ce3" office:value-type="string" calcext:value-type="string">
            <text:p>TKR16CS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vin Joseph Sebastian</text:p>
          </table:table-cell>
          <table:table-cell table:style-name="ce3" office:value-type="string" calcext:value-type="string">
            <text:p>AJC15ME08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 Jaiya Sunjanaa</text:p>
          </table:table-cell>
          <table:table-cell table:style-name="ce3" office:value-type="string" calcext:value-type="string">
            <text:p>ASI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jun <text:s/>Kishore</text:p>
          </table:table-cell>
          <table:table-cell table:style-name="ce3" office:value-type="string" calcext:value-type="string">
            <text:p>BTE15M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avind A M</text:p>
          </table:table-cell>
          <table:table-cell table:style-name="ce3" office:value-type="string" calcext:value-type="string">
            <text:p>CHN16A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n Mary Tom C <text:s/></text:p>
          </table:table-cell>
          <table:table-cell table:style-name="ce3" office:value-type="string" calcext:value-type="string">
            <text:p>IDK18E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ugustine <text:s/>Henson Fernandez</text:p>
          </table:table-cell>
          <table:table-cell table:style-name="ce3" office:value-type="string" calcext:value-type="string">
            <text:p>KNR17M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eeth E V</text:p>
          </table:table-cell>
          <table:table-cell table:style-name="ce3" office:value-type="string" calcext:value-type="string">
            <text:p>MDL16CS1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nal P Baby</text:p>
          </table:table-cell>
          <table:table-cell table:style-name="ce3" office:value-type="string" calcext:value-type="string">
            <text:p>MDL18EBE0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wathy <text:s/>Muraleedharan</text:p>
          </table:table-cell>
          <table:table-cell table:style-name="ce3" office:value-type="string" calcext:value-type="string">
            <text:p>MDL18EC1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ay <text:s/>Jayaprakash</text:p>
          </table:table-cell>
          <table:table-cell table:style-name="ce3" office:value-type="string" calcext:value-type="string">
            <text:p>MDL18EC1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bu</text:p>
          </table:table-cell>
          <table:table-cell table:style-name="ce3" office:value-type="string" calcext:value-type="string">
            <text:p>MEE17CS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Antony Joseph</text:p>
          </table:table-cell>
          <table:table-cell table:style-name="ce3" office:value-type="string" calcext:value-type="string">
            <text:p>MUT18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ali <text:s/>Suresh</text:p>
          </table:table-cell>
          <table:table-cell table:style-name="ce3" office:value-type="string" calcext:value-type="string">
            <text:p>PJR17EC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tha <text:s/>K</text:p>
          </table:table-cell>
          <table:table-cell table:style-name="ce3" office:value-type="string" calcext:value-type="string">
            <text:p>RCE15EE01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P</text:p>
          </table:table-cell>
          <table:table-cell table:style-name="ce3" office:value-type="string" calcext:value-type="string">
            <text:p>RCE16A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la <text:s/>Jazzil</text:p>
          </table:table-cell>
          <table:table-cell table:style-name="ce3" office:value-type="string" calcext:value-type="string">
            <text:p>RCE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n <text:s/>George</text:p>
          </table:table-cell>
          <table:table-cell table:style-name="ce3" office:value-type="string" calcext:value-type="string">
            <text:p>RET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ay <text:s/>Prakash . J</text:p>
          </table:table-cell>
          <table:table-cell table:style-name="ce3" office:value-type="string" calcext:value-type="string">
            <text:p>RIE15AN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len Thomas Pallath</text:p>
          </table:table-cell>
          <table:table-cell table:style-name="ce3" office:value-type="string" calcext:value-type="string">
            <text:p>SHR15CS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Iril S Chungath</text:p>
          </table:table-cell>
          <table:table-cell table:style-name="ce3" office:value-type="string" calcext:value-type="string">
            <text:p>TKI15FT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S Bharath Krishna </text:p>
          </table:table-cell>
          <table:table-cell table:style-name="ce3" office:value-type="string" calcext:value-type="string">
            <text:p>TOC15ME04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hijith M S</text:p>
          </table:table-cell>
          <table:table-cell table:style-name="ce3" office:value-type="string" calcext:value-type="string">
            <text:p>TOC16EC00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krishnan S </text:p>
          </table:table-cell>
          <table:table-cell table:style-name="ce3" office:value-type="string" calcext:value-type="string">
            <text:p>KTE17ME03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ja <text:s/>S</text:p>
          </table:table-cell>
          <table:table-cell table:style-name="ce3" office:value-type="string" calcext:value-type="string">
            <text:p>MNR17M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drew K Philip</text:p>
          </table:table-cell>
          <table:table-cell table:style-name="ce3" office:value-type="string" calcext:value-type="string">
            <text:p>RET16CS03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jana <text:s/>A</text:p>
          </table:table-cell>
          <table:table-cell table:style-name="ce3" office:value-type="string" calcext:value-type="string">
            <text:p>TKI15FT05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on <text:s/>Tom</text:p>
          </table:table-cell>
          <table:table-cell table:style-name="ce3" office:value-type="string" calcext:value-type="string">
            <text:p>VJC18CE04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2" table:number-rows-repeated="104818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pearingStudentEligibilityRep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56" table:default-cell-style-name="Default"/>
        <table:table-row table:style-name="ro3">
          <table:table-cell table:style-name="ce6" office:value-type="string" calcext:value-type="string" table:number-columns-spanned="15" table:number-rows-spanned="1">
            <text:p>Appearing Student List Report</text:p>
          </table:table-cell>
          <table:covered-table-cell table:number-columns-repeated="14"/>
          <table:table-cell table:number-columns-repeated="49"/>
        </table:table-row>
        <table:table-row table:style-name="ro2"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egistered Institution</text:p>
          </table:table-cell>
          <table:table-cell table:style-name="ce7" office:value-type="string" calcext:value-type="string">
            <text:p>Exam Centre Institution</text:p>
          </table:table-cell>
          <table:table-cell table:style-name="ce7" office:value-type="string" calcext:value-type="string">
            <text:p>Branch Name</text:p>
          </table:table-cell>
          <table:table-cell table:style-name="ce7" office:value-type="string" calcext:value-type="string">
            <text:p>Exam Definitio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Slot</text:p>
          </table:table-cell>
          <table:table-cell table:style-name="ce7" office:value-type="string" calcext:value-type="string">
            <text:p><text:s/>Course</text:p>
          </table:table-cell>
          <table:table-cell table:style-name="ce7" office:value-type="string" calcext:value-type="string">
            <text:p>Exam Date</text:p>
          </table:table-cell>
          <table:table-cell table:style-name="ce7" office:value-type="string" calcext:value-type="string">
            <text:p>Exam Time</text:p>
          </table:table-cell>
          <table:table-cell table:style-name="ce7" office:value-type="string" calcext:value-type="string">
            <text:p>Session</text:p>
          </table:table-cell>
          <table:table-cell table:style-name="ce7" office:value-type="string" calcext:value-type="string">
            <text:p>Eligibility</text:p>
          </table:table-cell>
          <table:table-cell table:style-name="ce7" office:value-type="string" calcext:value-type="string">
            <text:p>Email ID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Contact Numbers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LA <text:s/>JAZZIL(RCE17M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AL VAKH ZIYARTH MASJID ROAD,PONNANI SOUTH POST,MALAPPURAM,679586</text:p>
          </table:table-cell>
          <table:table-cell table:style-name="ce8" office:value-type="string" calcext:value-type="string">
            <text:p>9633366943 <text:s text:c="2"/>, 80750416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AL <text:s/>RAJAN(AJC16EC020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CHERIL HOUSE KATTAPPANA SOUTH PO AMBALAKAVALA IDUKKI DISTRICT <text:s text:c="3"/>685515</text:p>
          </table:table-cell>
          <table:table-cell table:style-name="ce8" office:value-type="string" calcext:value-type="string">
            <text:p>9249321643 <text:s text:c="2"/>, 808918606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THA <text:s/>K(RCE15EE013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KKANARI HOUSE <text:s/>TANUR P.O <text:s/>676302</text:p>
          </table:table-cell>
          <table:table-cell table:style-name="ce8" office:value-type="string" calcext:value-type="string">
            <text:p>9020357099 <text:s text:c="2"/>, 98958964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SHAAN K S(MDL18CS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ANAM MRA 150-B <text:s/>MILLENIUM LANE,MASTER ROAD,LINK ROAD <text:s/>VADUTHALA 682023</text:p>
          </table:table-cell>
          <table:table-cell table:style-name="ce8" office:value-type="string" calcext:value-type="string">
            <text:p>984609719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WATHY <text:s/>MURALEEDHARAN(MDL18EC11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UMURIKKAL HOUSE, PANAYIKULAM P O., ALANGAD - 683511</text:p>
          </table:table-cell>
          <table:table-cell table:style-name="ce8" office:value-type="string" calcext:value-type="string">
            <text:p>9747084024 <text:s text:c="2"/>, 984719296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AY <text:s/>PRAKASH . J(RIE15AN003)</text:p>
          </table:table-cell>
          <table:table-cell table:style-name="ce8" office:value-type="string" calcext:value-type="string">
            <text:p>RAJADHANI INSTITUT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DEVAARCHANA, VETTICODE <text:s/>P O, ALAPPUZHA - 690503</text:p>
          </table:table-cell>
          <table:table-cell table:style-name="ce8" office:value-type="string" calcext:value-type="string">
            <text:p>94958723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S BHARATH KRISHNA (TOC15ME04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TTAPARAMBIL HOUSE <text:s/>KODAMTHURUTHU <text:s/>KUTHIYATHODU PO <text:s/>CHERTHALA</text:p>
          </table:table-cell>
          <table:table-cell table:style-name="ce8" office:value-type="string" calcext:value-type="string">
            <text:p>9995026554 <text:s text:c="2"/>, 95390097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A MARIA JAIMON(FIT17CE08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kunnath house puthuvype p.o. <text:s/>cochin 682508</text:p>
          </table:table-cell>
          <table:table-cell table:style-name="ce8" office:value-type="string" calcext:value-type="string">
            <text:p>9745107812 <text:s text:c="2"/>, 9400347980 <text:s text:c="2"/>, 98460111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JUN <text:s/>KISHORE(BTE15ME021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OMKARAM, SWAMIPADY, ELAMMAKKARA, KOCHI-26, ERNAKULAM</text:p>
          </table:table-cell>
          <table:table-cell table:style-name="ce8" office:value-type="string" calcext:value-type="string">
            <text:p>974728428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KRISHNAN S (KTE17ME032)</text:p>
          </table:table-cell>
          <table:table-cell table:style-name="ce8" office:value-type="string" calcext:value-type="string">
            <text:p>RAJIV GANDHI INSTITUTE OF TECHNOLOGY,KOTTAYAM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DAVITHARA HOUSE <text:s text:c="2"/>UDAYAMPEROOR PO <text:s/>TRIPUNITHURA ERNAKULAM 682307</text:p>
          </table:table-cell>
          <table:table-cell table:style-name="ce8" office:value-type="string" calcext:value-type="string">
            <text:p>9645087860 <text:s text:c="2"/>, 98465678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EEMUL ANSARI CN(NSS17ME105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 NALAKAM HOUSE ANDROTH UT OF LAKSHADWEEP</text:p>
          </table:table-cell>
          <table:table-cell table:style-name="ce8" office:value-type="string" calcext:value-type="string">
            <text:p>94471781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ASLAM P H(ILE16CS007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il House <text:s/>Toll Gate, Edappally P.O <text:s/>Kochi - 24</text:p>
          </table:table-cell>
          <table:table-cell table:style-name="ce8" office:value-type="string" calcext:value-type="string">
            <text:p>9447909587 <text:s text:c="2"/>, 95448676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XON C PRINSON(MBC17ME037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ITTILAPPILLY HOUSE, SAMAJAM ROAD, VADUTHALA, 682023</text:p>
          </table:table-cell>
          <table:table-cell table:style-name="ce8" office:value-type="string" calcext:value-type="string">
            <text:p>9387752592 <text:s text:c="2"/>, 94977188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UL <text:s/>VENUGOPAL(SCM17EE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c,laurel grove mather apartments, <text:s/>vyttila,kochi</text:p>
          </table:table-cell>
          <table:table-cell table:style-name="ce8" office:value-type="string" calcext:value-type="string">
            <text:p>9167028091 <text:s text:c="2"/>, 9447756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OSHY SHIBU THOMAS(ADR16CS031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s Peranickal, Konnamankara, Adoor PO <text:s/>Pin:691523</text:p>
          </table:table-cell>
          <table:table-cell table:style-name="ce8" office:value-type="string" calcext:value-type="string">
            <text:p>8592940887 <text:s text:c="2"/>, 92072488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GIFFRY <text:s/>SHAREEF A M(CHN17AE02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RUVALLIL(H) , ARAKKAL , CHIRAYIL ROAD , PALLURUTHY , KOCHI , <text:s text:c="2"/>PIN- 682006</text:p>
          </table:table-cell>
          <table:table-cell table:style-name="ce8" office:value-type="string" calcext:value-type="string">
            <text:p>9388185618 <text:s text:c="2"/>, 994720660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ABDUL MAJEED PULATH(MDL18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NICHALIL HOUSE PULATH KARAKUNNU PO</text:p>
          </table:table-cell>
          <table:table-cell table:style-name="ce8" office:value-type="string" calcext:value-type="string">
            <text:p>9562446244 <text:s text:c="2"/>, 97445499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JANA <text:s/>A(TKI15FT05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ANKARA VADAKATHIL KUNDAYAM P O PATHANAPURAM</text:p>
          </table:table-cell>
          <table:table-cell table:style-name="ce8" office:value-type="string" calcext:value-type="string">
            <text:p>94957097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AY <text:s/>JAYAPRAKASH(MDL18EC12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AKKEPADATH HOUSE KATTITHARA SAHAKARANA ROAD MARADU 682304 <text:s/>ERNAKULAM</text:p>
          </table:table-cell>
          <table:table-cell table:style-name="ce8" office:value-type="string" calcext:value-type="string">
            <text:p>98956376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DHYASAGAR <text:s/>S(SNT16EE033)</text:p>
          </table:table-cell>
          <table:table-cell table:style-name="ce8" office:value-type="string" calcext:value-type="string">
            <text:p>SREE NARAYANA INSTITUTE OF TECHNOLOGY,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UTHRAM <text:s/>KOLAM,PANMANA <text:s/>CHAVAR P.O KOLLAM <text:s/>691583</text:p>
          </table:table-cell>
          <table:table-cell table:style-name="ce8" office:value-type="string" calcext:value-type="string">
            <text:p>9400986964 <text:s text:c="2"/>, 88932171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BU(MEE17CS010)</text:p>
          </table:table-cell>
          <table:table-cell table:style-name="ce8" office:value-type="string" calcext:value-type="string">
            <text:p>MES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LLIYIL (H), PRINCE NAGAR , KOLLAMKUDY MUGAL, THRIKKAKARA P.O, KAKKANAD <text:s/>PIN:682021</text:p>
          </table:table-cell>
          <table:table-cell table:style-name="ce8" office:value-type="string" calcext:value-type="string">
            <text:p>9744188518 <text:s text:c="2"/>, 94956257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ANNA PARVEEN. C.M(IES15CE049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(H) <text:s/>KOORKENCHERRY P O <text:s/>THRISSUR</text:p>
          </table:table-cell>
          <table:table-cell table:style-name="ce8" office:value-type="string" calcext:value-type="string">
            <text:p>94468727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ON <text:s/>TOM(VJC18CE042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ATTATHOTTU (H) <text:s/>AMRA 112 <text:s/>KAKKANAD <text:s/>KOCHI</text:p>
          </table:table-cell>
          <table:table-cell table:style-name="ce8" office:value-type="string" calcext:value-type="string">
            <text:p>9447023053 <text:s text:c="2"/>, 9495923053 <text:s text:c="2"/>, 81298057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IRIL S CHUNGATH(TKI15FT03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 HOUSE, KURAMPALA, PANDALAM P O</text:p>
          </table:table-cell>
          <table:table-cell table:style-name="ce8" office:value-type="string" calcext:value-type="string">
            <text:p>94461907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zeen <text:s/>Sajeel(CHN16EC08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'SAFA' Vellakada parambu lane, Elamakkara P.O, Kochi-26</text:p>
          </table:table-cell>
          <table:table-cell table:style-name="ce8" office:value-type="string" calcext:value-type="string">
            <text:p>9847166517 <text:s text:c="2"/>, 9037979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PIN. <text:s/>B(KVE15ME024)</text:p>
          </table:table-cell>
          <table:table-cell table:style-name="ce8" office:value-type="string" calcext:value-type="string">
            <text:p>SREE NARAYANA GURUKU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UVEETTIL KOTTEMURI THRIKKUNNAPPUZHA PO ALAPPUZHA</text:p>
          </table:table-cell>
          <table:table-cell table:style-name="ce8" office:value-type="string" calcext:value-type="string">
            <text:p>97477723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SAI LAKSHMI(PRC16CE035)</text:p>
          </table:table-cell>
          <table:table-cell table:style-name="ce8" office:value-type="string" calcext:value-type="string">
            <text:p>PROVIDENCE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eethala Thundathil, Thonackad P O, Cheriyanad, Pin 689511</text:p>
          </table:table-cell>
          <table:table-cell table:style-name="ce8" office:value-type="string" calcext:value-type="string">
            <text:p>97469463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 JAIYA SUNJANAA(ASI16IT03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W-22 FEDERAL PARK, <text:s/>VENNALA PO <text:s/>ERNAKULAM-682028</text:p>
          </table:table-cell>
          <table:table-cell table:style-name="ce8" office:value-type="string" calcext:value-type="string">
            <text:p>9447226129 <text:s text:c="2"/>, 94471661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ANTONY(BTE15CS016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AND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APURAKAL HOUSE, THEVAKKAL V.K.C (PO), COCHIN 21</text:p>
          </table:table-cell>
          <table:table-cell table:style-name="ce8" office:value-type="string" calcext:value-type="string">
            <text:p>96564302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IKRISHNA <text:s/>S(VPE15CS038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AL, KAKKANATTU VELIYIL, KARUKAYIL WARD, THATHAMPALLY P.O,</text:p>
          </table:table-cell>
          <table:table-cell table:style-name="ce8" office:value-type="string" calcext:value-type="string">
            <text:p>98461447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RANAY <text:s/>PRINCE(CHN17CS09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ARITHAM, KALARIKKAL, THEJAS LANE, PALLURUTHY, KOCHI 6</text:p>
          </table:table-cell>
          <table:table-cell table:style-name="ce8" office:value-type="string" calcext:value-type="string">
            <text:p>9447379704 <text:s text:c="2"/>, 949519650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RAJ(MDL18EC12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NACHERY HOUSE N A D P O EDATHALA ALUVA</text:p>
          </table:table-cell>
          <table:table-cell table:style-name="ce8" office:value-type="string" calcext:value-type="string">
            <text:p>94952615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EEYUSH <text:s/>K(CEC16CS05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DATH HOUSE <text:s/>SHANMUGHAPURAM ROAD <text:s/>PACHALAM P O <text:s/>ERNAKULAM <text:s/>PIN 682012</text:p>
          </table:table-cell>
          <table:table-cell table:style-name="ce8" office:value-type="string" calcext:value-type="string">
            <text:p>944740486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 C MALAVIKA <text:s/>(MDL15BM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REEGOVINDAM,ERAMALLOOR(PO), CHERTHALA,688537</text:p>
          </table:table-cell>
          <table:table-cell table:style-name="ce8" office:value-type="string" calcext:value-type="string">
            <text:p>9495291403 <text:s text:c="2"/>, 944637406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 SAHAD M S(MDL16EBE00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HLA MANZIL, <text:s/>COCHIN UNIVERSITY P O, <text:s/>KOCHI-682022</text:p>
          </table:table-cell>
          <table:table-cell table:style-name="ce8" office:value-type="string" calcext:value-type="string">
            <text:p>9447781205 <text:s text:c="2"/>, 94460752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LVIN <text:s/>DEVASSY(FIT17CE07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GUZHA (H) <text:s/>POOPPANI <text:s/>PERUMBAVOOR P.O</text:p>
          </table:table-cell>
          <table:table-cell table:style-name="ce8" office:value-type="string" calcext:value-type="string">
            <text:p>9447581652 <text:s text:c="2"/>, 96455482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ras V M(TCE16CH034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hammed Faras V.M, Varappoth House, Chelakkulam , Vengola P.O, Perumabvoor, Ernakulam - 683 556</text:p>
          </table:table-cell>
          <table:table-cell table:style-name="ce8" office:value-type="string" calcext:value-type="string">
            <text:p>97474144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DREW K PHILIP(RET16CS03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yyalath House No:33/215-B <text:s/>Vennala P.O <text:s text:c="2"/>Kochi-28</text:p>
          </table:table-cell>
          <table:table-cell table:style-name="ce8" office:value-type="string" calcext:value-type="string">
            <text:p>8943231020 <text:s text:c="2"/>, 94478190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JU <text:s/>SUBASH(RET16CS173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tuparambil House <text:s/>Shenoy Road <text:s/>kaloor <text:s/>Kochi-17</text:p>
          </table:table-cell>
          <table:table-cell table:style-name="ce8" office:value-type="string" calcext:value-type="string">
            <text:p>98462201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JA <text:s/>S(MNR17ME02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RAVANA NIVAS,ANRA 35,10/168B,AVALOOR NAGAR,THATHAMPALLY P.O .,ALAPPUZHA,KERALA</text:p>
          </table:table-cell>
          <table:table-cell table:style-name="ce8" office:value-type="string" calcext:value-type="string">
            <text:p>7907911992 <text:s text:c="2"/>, 8547299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M <text:s/>ANTONY(AEC18CE028)</text:p>
          </table:table-cell>
          <table:table-cell table:style-name="ce8" office:value-type="string" calcext:value-type="string">
            <text:p>COLLEGE OF ENGINEERING ARANMU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NAMKATTU HOUSE <text:s/>KANNAMALY P.O <text:s/>KOCHI <text:s/>682008</text:p>
          </table:table-cell>
          <table:table-cell table:style-name="ce8" office:value-type="string" calcext:value-type="string">
            <text:p>9847859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ERIN P SYAM(BMC16AE018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KAL HOUSE <text:s/>PLAMPAZHINJI <text:s/>MANCHAMCODU P O <text:s/>THIRUVANANTHAPURAM <text:s/>695125</text:p>
          </table:table-cell>
          <table:table-cell table:style-name="ce8" office:value-type="string" calcext:value-type="string">
            <text:p>8943314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KHESH <text:s/>S(MDL16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60 KADAVANKAL HOUSE RICE REASEARCH ROAD PONNURUNNI VYTTILA PO KOCHI</text:p>
          </table:table-cell>
          <table:table-cell table:style-name="ce8" office:value-type="string" calcext:value-type="string">
            <text:p>9446227940 <text:s text:c="2"/>, 940007785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HIJITH M S(TOC16EC001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URUTHIPILLIL (H),MARADU P.O.,CHAMBAKKARA</text:p>
          </table:table-cell>
          <table:table-cell table:style-name="ce8" office:value-type="string" calcext:value-type="string">
            <text:p>949644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KSON <text:s/>SHIBU(TKI15FT04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NMALAKUNNEL, CHENGALAM PO, ELAMGULAM</text:p>
          </table:table-cell>
          <table:table-cell table:style-name="ce8" office:value-type="string" calcext:value-type="string">
            <text:p>94009642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ENCY <text:s/>BABU(MDL18EBE03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LAKUZHIYIL HOUSE PARATHODE IDUKKI PO</text:p>
          </table:table-cell>
          <table:table-cell table:style-name="ce8" office:value-type="string" calcext:value-type="string">
            <text:p>8157933330 <text:s text:c="2"/>, 944612982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BIN <text:s/>BABY(TKR16CS019)</text:p>
          </table:table-cell>
          <table:table-cell table:style-name="ce8" office:value-type="string" calcext:value-type="string">
            <text:p>COLLEGE OF ENGINEERING TRIKARIP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an parambil(h),peringome(p.o),madakkampoil,payyannur(via),kannur(dist)</text:p>
          </table:table-cell>
          <table:table-cell table:style-name="ce8" office:value-type="string" calcext:value-type="string">
            <text:p>965692179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NU <text:s/>JUDE(MNR17CS015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ASSERY HOUSE <text:s/>THEKKANMALIPPURAM <text:s text:c="2"/>AZHEEKKAL ERNAKULAM 682508</text:p>
          </table:table-cell>
          <table:table-cell table:style-name="ce8" office:value-type="string" calcext:value-type="string">
            <text:p>8547556706 <text:s text:c="2"/>, 80860567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SHI A R(TOC15EE032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RISSERIL HOUSE , KADUTHURUTHY P O KOTTAYAM</text:p>
          </table:table-cell>
          <table:table-cell table:style-name="ce8" office:value-type="string" calcext:value-type="string">
            <text:p>9847466434 <text:s text:c="2"/>, 90371203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SALIH(MDL18EBE04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MANA HOUSE PUTHUVASSERY NEDUMBASSERY P.O PIN: 683585</text:p>
          </table:table-cell>
          <table:table-cell table:style-name="ce8" office:value-type="string" calcext:value-type="string">
            <text:p>9995961114 <text:s text:c="2"/>, 95678921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VED <text:s/>VEMMARAKKOTTIL(ASI15ME08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MMARAKKOTTIL NAVANEETHAM,PUNCHAPDAM,PALAKKAD,KERALA</text:p>
          </table:table-cell>
          <table:table-cell table:style-name="ce8" office:value-type="string" calcext:value-type="string">
            <text:p>99611543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VIPIN <text:s/>KUMAR(MDL18EE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17/899, <text:s/>KOUSTUBHAM, HARITHA NAGAR, KALLEPULLY, PALAKKAD. <text:s/>678005</text:p>
          </table:table-cell>
          <table:table-cell table:style-name="ce8" office:value-type="string" calcext:value-type="string">
            <text:p>7560872538 <text:s text:c="2"/>, 94460294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OLBIN <text:s/>JOJO(NSS16IC018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STRUMENTATION AND CONTRO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AVANATTU HOUSE <text:s/>THOMMANKUTHU PO <text:s/>THODUPUZHA <text:s/>IDUKKI <text:s/>KERALA</text:p>
          </table:table-cell>
          <table:table-cell table:style-name="ce8" office:value-type="string" calcext:value-type="string">
            <text:p>9847751893 <text:s text:c="2"/>, 81579929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ANTONY JOSEPH(MUT18ME007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ottil house <text:s text:c="2"/>thalayazham <text:s text:c="2"/>vechoor .p.o <text:s/>viakom</text:p>
          </table:table-cell>
          <table:table-cell table:style-name="ce8" office:value-type="string" calcext:value-type="string">
            <text:p>9633304190 <text:s text:c="2"/>, 99953242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NAL P BABY(MDL18EBE01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VELIL HOUSE,PUTHUR P.O,THONIPPARA,THRISSUR,KERALA,680014</text:p>
          </table:table-cell>
          <table:table-cell table:style-name="ce8" office:value-type="string" calcext:value-type="string">
            <text:p>8547266212 <text:s text:c="2"/>, 96457712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RAJ(TKI16CS02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ODHYA, P.O., VADAKKUMBAD THALASSERY, KANNUR - PIN-678105</text:p>
          </table:table-cell>
          <table:table-cell table:style-name="ce8" office:value-type="string" calcext:value-type="string">
            <text:p>82817 89815 <text:s text:c="2"/>, 9102849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EETH E V(MDL16CS12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RIVENI, CUSTOMS COLONY, THAMARASSERI ROAD, POONITHURA P.O., COCHIN - 682 038.</text:p>
          </table:table-cell>
          <table:table-cell table:style-name="ce8" office:value-type="string" calcext:value-type="string">
            <text:p>9946241662 <text:s text:c="2"/>, 97451954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NTRODUCTION TO SUSTAINABLE ENGINEERING ( BE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N <text:s/>GEORGE(RET17ME02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erumpallikuttiyil <text:s/>thekkekara po <text:s/>mavelikara</text:p>
          </table:table-cell>
          <table:table-cell table:style-name="ce8" office:value-type="string" calcext:value-type="string">
            <text:p>9447506261 <text:s text:c="2"/>, 94007186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FIL MON MARTIN(TOC16EC018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CKALAKAPARAMBIL (H), <text:s/>PALARIVATTOM P O, <text:s/>COCHIN-682025</text:p>
          </table:table-cell>
          <table:table-cell table:style-name="ce8" office:value-type="string" calcext:value-type="string">
            <text:p>9961467391 <text:s text:c="2"/>, 90613942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P(RCE16AE009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nchappadath (h) <text:s/>pallikurup (po) <text:s/>mannarkad <text:s text:c="2"/>678582</text:p>
          </table:table-cell>
          <table:table-cell table:style-name="ce8" office:value-type="string" calcext:value-type="string">
            <text:p>9048574631 <text:s text:c="2"/>, 90488151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ERA <text:s/>JOY(KIT16CS014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KKATHIL HOUSE <text:s/>MADHAVANPADI, VADAVATHOOR, P.O. KOTTAYAM</text:p>
          </table:table-cell>
          <table:table-cell table:style-name="ce8" office:value-type="string" calcext:value-type="string">
            <text:p>9495645128 <text:s text:c="2"/>, 9497770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ISTER REEVE <text:s/>XAVIER F(NCE15AU005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PARAMBIL HOUSE, NAZARETH, MATTANCHERY, COCHIN - 2</text:p>
          </table:table-cell>
          <table:table-cell table:style-name="ce8" office:value-type="string" calcext:value-type="string">
            <text:p>94005451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ilna <text:s/>P H(TCE18CE002)</text:p>
          </table:table-cell>
          <table:table-cell table:style-name="ce8" office:value-type="string" calcext:value-type="string">
            <text:p>TOM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iyath House, Ochanthuruthu P.O, Valapu, Ernakulam <text:s/>- 682 508</text:p>
          </table:table-cell>
          <table:table-cell table:style-name="ce8" office:value-type="string" calcext:value-type="string">
            <text:p>80894834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RY SANJANA T.X(PTA17CS025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,CHERANALLOORE,P.O,KOCHI-34</text:p>
          </table:table-cell>
          <table:table-cell table:style-name="ce8" office:value-type="string" calcext:value-type="string">
            <text:p>9846198110 <text:s text:c="2"/>, 9846072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BIN <text:s/>BABU(BMC16AE005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RUVILAYIL HOUSE <text:s text:c="2"/>KOODAL P O <text:s/>PATHANAMTHITTA <text:s/>689693</text:p>
          </table:table-cell>
          <table:table-cell table:style-name="ce8" office:value-type="string" calcext:value-type="string">
            <text:p>9562321370 <text:s text:c="2"/>, 99957913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ALI <text:s/>SURESH(PJR17EC003)</text:p>
          </table:table-cell>
          <table:table-cell table:style-name="ce8" office:value-type="string" calcext:value-type="string">
            <text:p>COLLEGE OF ENGINEERING,POONJ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HARAYIL HOUSE <text:s text:c="2"/>EROOR SOUTH PO <text:s/>TRIPUNITHURA ERNAKULAM <text:s/>KERALA 682306</text:p>
          </table:table-cell>
          <table:table-cell table:style-name="ce8" office:value-type="string" calcext:value-type="string">
            <text:p>9526404651 <text:s text:c="2"/>, 97472613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UTHY <text:s/>S(KIT16CS023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LUPURACKAL <text:s text:c="2"/>THALAVADY P.O. ALAPPUZHA</text:p>
          </table:table-cell>
          <table:table-cell table:style-name="ce8" office:value-type="string" calcext:value-type="string">
            <text:p>9961614282 <text:s text:c="2"/>, 70251495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VIN JOSEPH SEBASTIAN(AJC15ME088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LLICKAL HOUSE <text:s text:c="2"/>ANAKULAM P.O. <text:s/>CHANNAPETTA VIA <text:s/>ANCHAL KOLLAM DIST.</text:p>
          </table:table-cell>
          <table:table-cell table:style-name="ce8" office:value-type="string" calcext:value-type="string">
            <text:p>9447046978 <text:s text:c="2"/>, 82819646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AVIND A M(CHN16AE008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BADY HOUSE <text:s/>PERUMANOOR P O <text:s/>COCHIN-15 <text:s/>PIN-682015 <text:s/>ERNAKULAM DISTRICT</text:p>
          </table:table-cell>
          <table:table-cell table:style-name="ce8" office:value-type="string" calcext:value-type="string">
            <text:p>9895233974 <text:s text:c="2"/>, 83018292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 T PRASAD(SGI17CE016)</text:p>
          </table:table-cell>
          <table:table-cell table:style-name="ce8" office:value-type="string" calcext:value-type="string">
            <text:p>SNGIST GROUP OF INSTITUTION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TTAYIL(H) <text:s/>PANANGAD P.O <text:s/>ERNAKULAM <text:s/>PIN NO 682506</text:p>
          </table:table-cell>
          <table:table-cell table:style-name="ce8" office:value-type="string" calcext:value-type="string">
            <text:p>9946200963 <text:s text:c="2"/>, 99460153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RATH <text:s/>ALEX(MNR17ME02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DUVILKUNNATH HOUSE VALLARPADAM P.O</text:p>
          </table:table-cell>
          <table:table-cell table:style-name="ce8" office:value-type="string" calcext:value-type="string">
            <text:p>9388863240 <text:s text:c="2"/>, 96456919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LEN THOMAS PALLATH(SHR15CS012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 WOODS MANOR , PALLATH HOUSE, P.B.K MYNA ROAD , VAZHAKKALA , KOCHI - 682021</text:p>
          </table:table-cell>
          <table:table-cell table:style-name="ce8" office:value-type="string" calcext:value-type="string">
            <text:p>9847923573 <text:s text:c="2"/>, 90619046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UGUSTINE <text:s/>HENSON FERNANDEZ(KNR17ME026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YAKKAL HOUSE <text:s/>MOOLAMPILLY P O <text:s/>ERNAKULAM <text:s/>PIN 682027</text:p>
          </table:table-cell>
          <table:table-cell table:style-name="ce8" office:value-type="string" calcext:value-type="string">
            <text:p>974572078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Y J JOHN(FIT16EC061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Flat No F1, <text:s text:c="2"/>St James Road, <text:s text:c="2"/>Vyttila, Kochi-682019</text:p>
          </table:table-cell>
          <table:table-cell table:style-name="ce8" office:value-type="string" calcext:value-type="string">
            <text:p>9447114920 <text:s text:c="2"/>, 94460649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N MARY TOM C <text:s/>(IDK18EE005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RANGAL HOUSE,KOTTAPPURAM,ALANGAD,ERNAKULAM</text:p>
          </table:table-cell>
          <table:table-cell table:style-name="ce8" office:value-type="string" calcext:value-type="string">
            <text:p>9446568231 <text:s text:c="2"/>, 944606823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ITHA S KUMAR(FIT16EC01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, <text:s/>Ever Green Villas, <text:s/>Irumpanam P O, Thripunithura-682309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 table:number-rows-repeated="10481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8-07-21FN" table:style-name="ta1">
        <office:forms form:automatic-focus="false" form:apply-design-mode="false"/>
        <table:table-column table:style-name="co7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7" table:default-cell-style-name="Default"/>
        <table:table-row table:style-name="ro4">
          <table:table-cell table:style-name="ce17" table:number-columns-repeated="2"/>
          <table:table-cell table:style-name="ce21" table:formula="of:=COM.MICROSOFT.CONCAT(&quot;Room :&quot;;[.A3])" office:value-type="string" office:string-value="Room :410" calcext:value-type="string">
            <text:p>Room :410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Koshy Shibu Thomas</text:p>
          </table:table-cell>
          <table:table-cell table:style-name="ce22" office:value-type="string" calcext:value-type="string">
            <text:p>ADR16CS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Sam <text:s/>Antony</text:p>
          </table:table-cell>
          <table:table-cell table:style-name="ce22" office:value-type="string" calcext:value-type="string">
            <text:p>AEC18CE02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bel <text:s/>Xavier</text:p>
          </table:table-cell>
          <table:table-cell table:style-name="ce22" office:value-type="string" calcext:value-type="string">
            <text:p>AIK18E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Tony <text:s/>Byju</text:p>
          </table:table-cell>
          <table:table-cell table:style-name="ce22" office:value-type="string" calcext:value-type="string">
            <text:p>AIK18EE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Meghana <text:s/>Nandan</text:p>
          </table:table-cell>
          <table:table-cell table:style-name="ce22" office:value-type="string" calcext:value-type="string">
            <text:p>ASI18CS08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herin P Syam</text:p>
          </table:table-cell>
          <table:table-cell table:style-name="ce22" office:value-type="string" calcext:value-type="string">
            <text:p>BMC16A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sha <text:s/>Antony</text:p>
          </table:table-cell>
          <table:table-cell table:style-name="ce22" office:value-type="string" calcext:value-type="string">
            <text:p>BTE15CS01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ditya Francis Chettupuzhakaren</text:p>
          </table:table-cell>
          <table:table-cell table:style-name="ce22" office:value-type="string" calcext:value-type="string">
            <text:p>CEC15CS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Krishnaprasad <text:s/>S</text:p>
          </table:table-cell>
          <table:table-cell table:style-name="ce22" office:value-type="string" calcext:value-type="string">
            <text:p>CEC16EE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Dev Krishna Danam</text:p>
          </table:table-cell>
          <table:table-cell table:style-name="ce22" office:value-type="string" calcext:value-type="string">
            <text:p>CHN18EE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hna Aiswarya L K</text:p>
          </table:table-cell>
          <table:table-cell table:style-name="ce22" office:value-type="string" calcext:value-type="string">
            <text:p>CIM18C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oohi Fathima T Y</text:p>
          </table:table-cell>
          <table:table-cell table:style-name="ce22" office:value-type="string" calcext:value-type="string">
            <text:p>CIM18C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njitha S Kumar</text:p>
          </table:table-cell>
          <table:table-cell table:style-name="ce22" office:value-type="string" calcext:value-type="string">
            <text:p>FIT16EC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Melvin <text:s/>Devassy</text:p>
          </table:table-cell>
          <table:table-cell table:style-name="ce22" office:value-type="string" calcext:value-type="string">
            <text:p>FIT17CE07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ditya Menon P P <text:s/></text:p>
          </table:table-cell>
          <table:table-cell table:style-name="ce22" office:value-type="string" calcext:value-type="string">
            <text:p>IES16ME00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Parvathy K Sudheer</text:p>
          </table:table-cell>
          <table:table-cell table:style-name="ce22" office:value-type="string" calcext:value-type="string">
            <text:p>JCE18AN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Kajal <text:s/>Kumari</text:p>
          </table:table-cell>
          <table:table-cell table:style-name="ce22" office:value-type="string" calcext:value-type="string">
            <text:p>JCE18CE02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Rahul K. A</text:p>
          </table:table-cell>
          <table:table-cell table:style-name="ce22" office:value-type="string" calcext:value-type="string">
            <text:p>JEC18MC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5">
          <table:table-cell table:style-name="ce17" table:number-columns-repeated="2"/>
          <table:table-cell table:style-name="ce21" table:formula="of:=COM.MICROSOFT.CONCAT(&quot;Room :&quot;;[.A23])" office:value-type="string" office:string-value="Room :515" calcext:value-type="string">
            <text:p>Room :515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Anandhu E S</text:p>
          </table:table-cell>
          <table:table-cell table:style-name="ce22" office:value-type="string" calcext:value-type="string">
            <text:p>KIT16CS0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dil P.A. </text:p>
          </table:table-cell>
          <table:table-cell table:style-name="ce22" office:value-type="string" calcext:value-type="string">
            <text:p>KME18CE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ira S Kumar</text:p>
          </table:table-cell>
          <table:table-cell table:style-name="ce22" office:value-type="string" calcext:value-type="string">
            <text:p>KME18CE02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Bristo Raj </text:p>
          </table:table-cell>
          <table:table-cell table:style-name="ce22" office:value-type="string" calcext:value-type="string">
            <text:p>KME18CE02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Sadhiq Ali A M</text:p>
          </table:table-cell>
          <table:table-cell table:style-name="ce22" office:value-type="string" calcext:value-type="string">
            <text:p>KME18CE06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alih M.K. </text:p>
          </table:table-cell>
          <table:table-cell table:style-name="ce22" office:value-type="string" calcext:value-type="string">
            <text:p>KME18CE06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run Kumar A</text:p>
          </table:table-cell>
          <table:table-cell table:style-name="ce22" office:value-type="string" calcext:value-type="string">
            <text:p>KNR18EC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nusree K S</text:p>
          </table:table-cell>
          <table:table-cell table:style-name="ce22" office:value-type="string" calcext:value-type="string">
            <text:p>KSD18CS02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mon <text:s/>Shaji</text:p>
          </table:table-cell>
          <table:table-cell table:style-name="ce22" office:value-type="string" calcext:value-type="string">
            <text:p>MBC16EC03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sha <text:s/>Varghese</text:p>
          </table:table-cell>
          <table:table-cell table:style-name="ce22" office:value-type="string" calcext:value-type="string">
            <text:p>MBT15CS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Jobin <text:s/>S L</text:p>
          </table:table-cell>
          <table:table-cell table:style-name="ce22" office:value-type="string" calcext:value-type="string">
            <text:p>MBT16CS05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bdul Sahad M S</text:p>
          </table:table-cell>
          <table:table-cell table:style-name="ce22" office:value-type="string" calcext:value-type="string">
            <text:p>MDL16EB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Shijith P Scaria</text:p>
          </table:table-cell>
          <table:table-cell table:style-name="ce22" office:value-type="string" calcext:value-type="string">
            <text:p>MDL17EBE05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kshay S Vinod</text:p>
          </table:table-cell>
          <table:table-cell table:style-name="ce22" office:value-type="string" calcext:value-type="string">
            <text:p>MDL18CS01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Eshaan K S</text:p>
          </table:table-cell>
          <table:table-cell table:style-name="ce22" office:value-type="string" calcext:value-type="string">
            <text:p>MDL18CS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Hameem Hassan K B</text:p>
          </table:table-cell>
          <table:table-cell table:style-name="ce22" office:value-type="string" calcext:value-type="string">
            <text:p>MDL18CS05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Raashid Suhail M</text:p>
          </table:table-cell>
          <table:table-cell table:style-name="ce22" office:value-type="string" calcext:value-type="string">
            <text:p>MDL18CS09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Johan B Zachariah</text:p>
          </table:table-cell>
          <table:table-cell table:style-name="ce22" office:value-type="string" calcext:value-type="string">
            <text:p>MGP18FT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7" table:number-columns-repeated="2"/>
          <table:table-cell table:style-name="ce21" table:formula="of:=COM.MICROSOFT.CONCAT(&quot;Room :&quot;;[.A43])" office:value-type="string" office:string-value="Room :509" calcext:value-type="string">
            <text:p>Room :509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Jinu <text:s/>Jude</text:p>
          </table:table-cell>
          <table:table-cell table:style-name="ce22" office:value-type="string" calcext:value-type="string">
            <text:p>MNR17CS01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shik <text:s/>Fasal</text:p>
          </table:table-cell>
          <table:table-cell table:style-name="ce22" office:value-type="string" calcext:value-type="string">
            <text:p>MNR17M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ul <text:s/>P S</text:p>
          </table:table-cell>
          <table:table-cell table:style-name="ce22" office:value-type="string" calcext:value-type="string">
            <text:p>NCE16EC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Dolbin <text:s/>Jojo</text:p>
          </table:table-cell>
          <table:table-cell table:style-name="ce22" office:value-type="string" calcext:value-type="string">
            <text:p>NSS16I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Thameemul Ansari Cn</text:p>
          </table:table-cell>
          <table:table-cell table:style-name="ce22" office:value-type="string" calcext:value-type="string">
            <text:p>NSS17ME1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Thejus <text:s/>Manikandan</text:p>
          </table:table-cell>
          <table:table-cell table:style-name="ce22" office:value-type="string" calcext:value-type="string">
            <text:p>RCE17ME03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Harold <text:s/>Edison</text:p>
          </table:table-cell>
          <table:table-cell table:style-name="ce22" office:value-type="string" calcext:value-type="string">
            <text:p>RET16CS1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Habeeb Kizhakke Peedikayil</text:p>
          </table:table-cell>
          <table:table-cell table:style-name="ce22" office:value-type="string" calcext:value-type="string">
            <text:p>SCM16EE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vel <text:s/>Jose</text:p>
          </table:table-cell>
          <table:table-cell table:style-name="ce22" office:value-type="string" calcext:value-type="string">
            <text:p>SJC16CS06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nanthu <text:s/>Manikuttan</text:p>
          </table:table-cell>
          <table:table-cell table:style-name="ce22" office:value-type="string" calcext:value-type="string">
            <text:p>TCE16ME00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if A M</text:p>
          </table:table-cell>
          <table:table-cell table:style-name="ce22" office:value-type="string" calcext:value-type="string">
            <text:p>TKM18CE03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ishi A R</text:p>
          </table:table-cell>
          <table:table-cell table:style-name="ce22" office:value-type="string" calcext:value-type="string">
            <text:p>TOC15EE03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lan K Antony</text:p>
          </table:table-cell>
          <table:table-cell table:style-name="ce22" office:value-type="string" calcext:value-type="string">
            <text:p>TOC15ME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Bifil Mon Martin</text:p>
          </table:table-cell>
          <table:table-cell table:style-name="ce22" office:value-type="string" calcext:value-type="string">
            <text:p>TOC16E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khil S Kadavan</text:p>
          </table:table-cell>
          <table:table-cell table:style-name="ce22" office:value-type="string" calcext:value-type="string">
            <text:p>VJC18CE00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Mohammed Anas </text:p>
          </table:table-cell>
          <table:table-cell table:style-name="ce22" office:value-type="string" calcext:value-type="string">
            <text:p>VML16CE06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Sachin S </text:p>
          </table:table-cell>
          <table:table-cell table:style-name="ce22" office:value-type="string" calcext:value-type="string">
            <text:p>YCE15ME09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2" table:number-rows-repeated="104851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06-08-21FN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20" table:default-cell-style-name="Default"/>
        <table:table-row table:style-name="ro6">
          <table:table-cell table:number-columns-repeated="2"/>
          <table:table-cell table:style-name="ce33" office:value-type="string" calcext:value-type="string">
            <text:p>Room : 309</text:p>
          </table:table-cell>
          <table:table-cell table:style-name="ce34" office:value-type="string" calcext:value-type="string">
            <text:p>E3 CS100 (2015 Scheme)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3" office:value-type="string" calcext:value-type="string">
            <text:p>Name</text:p>
          </table:table-cell>
          <table:table-cell table:style-name="ce34" office:value-type="string" calcext:value-type="string">
            <text:p>RegNo</text:p>
          </table:table-cell>
          <table:table-cell table:number-columns-repeated="1020"/>
        </table:table-row>
        <table:table-row table:style-name="ro7">
          <table:table-cell table:style-name="ce31"/>
          <table:table-cell table:style-name="ce32" office:value-type="string" calcext:value-type="string">
            <text:p>A01</text:p>
          </table:table-cell>
          <table:table-cell table:style-name="ce32" office:value-type="string" calcext:value-type="string">
            <text:p>Ajmal <text:s/>Latheef</text:p>
          </table:table-cell>
          <table:table-cell table:style-name="ce35" office:value-type="string" calcext:value-type="string">
            <text:p>ADR18CS003</text:p>
          </table:table-cell>
          <table:table-cell table:style-name="ce36"/>
          <table:table-cell table:style-name="ce31" table:number-columns-repeated="1019"/>
        </table:table-row>
        <table:table-row table:style-name="ro7">
          <table:table-cell table:style-name="ce31"/>
          <table:table-cell table:style-name="ce32" office:value-type="string" calcext:value-type="string">
            <text:p>A02</text:p>
          </table:table-cell>
          <table:table-cell table:style-name="ce32" office:value-type="string" calcext:value-type="string">
            <text:p>Clint Paul <text:s/></text:p>
          </table:table-cell>
          <table:table-cell table:style-name="ce35" office:value-type="string" calcext:value-type="string">
            <text:p>SHR16CS028</text:p>
          </table:table-cell>
          <table:table-cell table:style-name="ce36"/>
          <table:table-cell table:style-name="ce31" table:number-columns-repeated="1019"/>
        </table:table-row>
        <table:table-row table:style-name="ro7">
          <table:table-cell table:style-name="ce31"/>
          <table:table-cell table:style-name="ce32" office:value-type="string" calcext:value-type="string">
            <text:p>A03</text:p>
          </table:table-cell>
          <table:table-cell table:style-name="ce32" office:value-type="string" calcext:value-type="string">
            <text:p>Lloyd P Mathew</text:p>
          </table:table-cell>
          <table:table-cell table:style-name="ce35" office:value-type="string" calcext:value-type="string">
            <text:p>VJC18CS076</text:p>
          </table:table-cell>
          <table:table-cell table:style-name="ce36"/>
          <table:table-cell table:style-name="ce31"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01'.A1:'001'.F38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font-size="15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5:55:53.371671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1T16:29:17.268053426</dc:date>
    <meta:editing-duration>PT22M21S</meta:editing-duration>
    <meta:editing-cycles>23</meta:editing-cycles>
    <meta:generator>LibreOffice/6.4.7.2$Linux_X86_64 LibreOffice_project/40$Build-2</meta:generator>
    <meta:document-statistic meta:table-count="4" meta:cell-count="6531" meta:object-count="0"/>
  </office:meta>
</office:document-meta>
</file>